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700000179C7C844E6.svm" manifest:media-type=""/>
  <manifest:file-entry manifest:full-path="Pictures/200000010000026E0000012D2B1C45BB.svm" manifest:media-type=""/>
  <manifest:file-entry manifest:full-path="Pictures/20000001000001CD00000129C4F4D402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1D100000129A37F3893.svm" manifest:media-type=""/>
  <manifest:file-entry manifest:full-path="Pictures/20000001000001CD0000012DBE74C9DE.svm" manifest:media-type=""/>
  <manifest:file-entry manifest:full-path="Pictures/20000001000001570000012D05F98AF2.svm" manifest:media-type=""/>
  <manifest:file-entry manifest:full-path="Pictures/20000001000002690000013145689BC3.svm" manifest:media-type=""/>
  <manifest:file-entry manifest:full-path="Pictures/2000000200000359000001107442458D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paragraph-properties fo:text-align="center"/>
      <style:text-properties style:font-name="XB Tabriz"/>
    </style:style>
    <style:style style:name="P4" style:family="paragraph">
      <style:text-properties style:font-name="Jameel Noori Nastaleeq" style:font-name-complex="Jameel Noori Nastaleeq"/>
    </style:style>
    <style:style style:name="T1" style:family="text">
      <style:text-properties style:font-name="XB Tabriz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601cm" svg:height="3.047cm" svg:x="1.564cm" svg:y="0.253cm">
          <draw:image xlink:href="Pictures/2000000200000359000001107442458D.eps" xlink:type="simple" xlink:show="embed" xlink:actuate="onLoad">
            <text:p/>
          </draw:image>
        </draw:frame>
        <draw:frame draw:style-name="gr2" draw:text-style-name="P1" draw:layer="layout" svg:width="0.739cm" svg:height="0.365cm" svg:x="11.19cm" svg:y="1.582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9.944cm" svg:y="0.506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9.944cm" svg:y="2.435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55cm" svg:x="8.584cm" svg:y="1.118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745cm" svg:height="0.36cm" svg:x="7.19cm" svg:y="2.586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335cm" svg:height="0.258cm" svg:x="7.635cm" svg:y="1.885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349cm" svg:height="0.258cm" svg:x="9.86cm" svg:y="1.08cm">
          <draw:image xlink:href="Pictures/2000000100000124000000D8A19DD694.svm" xlink:type="simple" xlink:show="embed" xlink:actuate="onLoad">
            <text:p/>
          </draw:image>
        </draw:frame>
        <draw:connector draw:style-name="gr9" draw:text-style-name="P1" draw:layer="layout" draw:line-skew="-0.224cm" svg:x1="9.168cm" svg:y1="2.264cm" svg:x2="9.495cm" svg:y2="1.818cm" svg:d="M9168 2264v-446h327" svg:viewBox="0 0 328 447">
          <text:p/>
        </draw:connector>
        <draw:frame draw:style-name="gr10" draw:text-style-name="P1" draw:layer="layout" svg:width="0.41cm" svg:height="0.36cm" svg:x="8.991cm" svg:y="2.368cm">
          <draw:image xlink:href="Pictures/20000001000001570000012D05F98AF2.svm" xlink:type="simple" xlink:show="embed" xlink:actuate="onLoad">
            <text:p/>
          </draw:image>
        </draw:frame>
        <draw:connector draw:style-name="gr9" draw:text-style-name="P1" draw:layer="layout" draw:line-skew="-0.257cm" svg:x1="7.992cm" svg:y1="0.992cm" svg:x2="8.505cm" svg:y2="1.394cm" svg:d="M7992 992v402h513" svg:viewBox="0 0 514 403">
          <text:p/>
        </draw:connector>
        <draw:frame draw:style-name="gr11" draw:text-style-name="P1" draw:layer="layout" svg:width="0.41cm" svg:height="0.451cm" svg:x="7.815cm" svg:y="0.482cm">
          <draw:image xlink:href="Pictures/200000010000015700000179C7C844E6.svm" xlink:type="simple" xlink:show="embed" xlink:actuate="onLoad">
            <text:p/>
          </draw:image>
        </draw:frame>
        <draw:frame draw:style-name="gr10" draw:text-style-name="P1" draw:layer="layout" svg:width="0.41cm" svg:height="0.36cm" svg:x="3.33cm" svg:y="2.161cm">
          <draw:image xlink:href="Pictures/20000001000001570000012D05F98AF2.svm" xlink:type="simple" xlink:show="embed" xlink:actuate="onLoad">
            <text:p/>
          </draw:image>
        </draw:frame>
        <draw:frame draw:style-name="gr2" draw:text-style-name="P1" draw:layer="layout" svg:width="0.739cm" svg:height="0.365cm" svg:x="5.658cm" svg:y="1.31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5.033cm" svg:y="0.45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5.019cm" svg:y="2.43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349cm" svg:height="0.258cm" svg:x="4.928cm" svg:y="1.036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52cm" svg:height="0.355cm" svg:x="2.245cm" svg:y="1.118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745cm" svg:height="0.36cm" svg:x="0.809cm" svg:y="2.53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335cm" svg:height="0.258cm" svg:x="1.21cm" svg:y="1.886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2" draw:layer="layout" svg:width="0.937cm" svg:height="0.916cm" svg:x="11.527cm" svg:y="0.38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cm" svg:height="0.916cm" svg:x="0.242cm" svg:y="0.389cm">
          <draw:text-box>
            <text:p><text:span text:style-name="T1">(</text:span><text:span text:style-name="T1">ب</text:span><text:span text:style-name="T1">)</text:span></text:p>
          </draw:text-box>
        </draw:frame>
        <draw:custom-shape draw:style-name="gr13" draw:text-style-name="P3" draw:layer="layout" svg:width="0.217cm" svg:height="2.406cm" draw:transform="rotate (-1.5707963267949) translate (6.855cm 3.302cm)">
          <text:p/>
          <draw:enhanced-geometry svg:viewBox="0 0 21600 21600" draw:glue-points="0 0 0 21600 21600 10800" draw:text-areas="0 ?f9 7800 ?f10" draw:type="right-brace" draw:modifiers="1800 11130.2158273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4" draw:layer="layout" svg:width="1.95cm" svg:height="0.848cm" svg:x="4.432cm" svg:y="3.36cm">
          <draw:text-box>
            <text:p text:style-name="P4"><text:span text:style-name="T2">بنیادی ایمپلیفائ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17:07</meta:creation-date>
    <meta:editing-duration>PT33M16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7:36:46.497523545</dc:date>
    <meta:document-statistic meta:object-count="24"/>
    <meta:template xlink:type="simple" xlink:actuate="onRequest" xlink:title="kkkFigures" xlink:href="../../../../../.libreoffice/3/user/template/kkkFigures.otg" meta:date="2014-09-10T17:17:07"/>
  </office:meta>
</office:document-meta>
</file>